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9f8e" officeooo:paragraph-rsid="00139f8e"/>
    </style:style>
    <style:style style:name="T1" style:family="text">
      <style:text-properties officeooo:rsid="0013a8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s evolutivos</text:p>
      <text:p text:style-name="P1"/>
      <text:p text:style-name="P1">Definicion</text:p>
      <text:p text:style-name="P1">1) Son sistemas de resolucion de problemas de optimizacion o busqueda basados en modelos computacionales de algun mecanismo de evolucion como elemento clave en su diseño e implementacion.</text:p>
      <text:p text:style-name="P1"/>
      <text:p text:style-name="P1">Los algoritmos evolutivos trabajan con una poblacion de individuos, que representan soluciones candidatas a un problema.Esta poblacion se somete a ciertas transformaciones y despues a un proceso de seleccion que favorece a los mejores.</text:p>
      <text:p text:style-name="P1"/>
      <text:p text:style-name="P1">Cada ciclo de transformacion y seleccion constituye una generacion, de modo que despues de cierto numero de generaciones se espera que el mejor individuo de la poblacion <text:span text:style-name="T1">este cerca de la solucion buscada. Los algoritmos evolutivos combinan la busqueda aleatoria, dada por las transoformaciones de la poblacion con una busqueda dirigida dada por la seleccion.</text:span></text:p>
      <text:p text:style-name="P1">2)</text:p>
      <text:p text:style-name="P1">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9:01:35.862988407</meta:creation-date>
    <dc:date>2016-08-20T19:22:09.377338096</dc:date>
    <meta:editing-duration>PT4M43S</meta:editing-duration>
    <meta:editing-cycles>1</meta:editing-cycles>
    <meta:document-statistic meta:table-count="0" meta:image-count="0" meta:object-count="0" meta:page-count="1" meta:paragraph-count="7" meta:word-count="122" meta:character-count="815" meta:non-whitespace-character-count="700"/>
    <meta:generator>LibreOffice/5.0.6.2$Linux_X86_64 LibreOffice_project/00$Build-2</meta:generator>
  </office:meta>
</office:document-meta>
</file>